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22bb" officeooo:paragraph-rsid="000a22b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b9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CSP Robusto.</text:h>
      <text:p text:style-name="P1"/>
      <text:h text:style-name="Heading_20_3" text:outline-level="3">Tratamiento de incertidumbre dentro de un mix de producción.</text:h>
      <text:p text:style-name="P1"/>
      <text:p text:style-name="Text_20_body"><text:span text:style-name="T2">Vehículos</text:span> especiales: se hacen en la misma línea que los demás productos.</text:p>
      <text:p text:style-name="Text_20_body">Por ejemplo, de un mix de 100 unidades:</text:p>
      <text:list xml:id="list6995693404876794752" text:style-name="L1">
        <text:list-item>
          <text:p text:style-name="P2">80 unidades regulares </text:p>
        </text:list-item>
        <text:list-item>
          <text:p text:style-name="P2">20 unidades especiales</text:p>
        </text:list-item>
      </text:list>
      <text:p text:style-name="Text_20_body">Los especiales tienen distintos tipos (subcategorías) que no se sabe apriori de cual van a ser. Digamos que por ejemplo, de esos 20, 19 podrían ser ambulancias y 1 sería un coche de bomberos.</text:p>
      <text:p text:style-name="Text_20_body">Los especiales también tienen sus propias restricciones</text:p>
      <text:list xml:id="list5270736721137929007" text:style-name="L2">
        <text:list-item>
          <text:p text:style-name="P3">Ambulancia 1/2</text:p>
        </text:list-item>
        <text:list-item>
          <text:p text:style-name="P3">Bomberos 1/3</text:p>
        </text:list-item>
      </text:list>
      <text:p text:style-name="Text_20_body">Si se tiene una secuencia con 20 especiales de 100, esos especiales pueden ser distintos cada día, con distintas frecuencias. Es decir, el tipo especial es un tipo con subtipos.</text:p>
      <text:p text:style-name="Text_20_body">Una secuencia robusta tendría que seguir siéndolo aunque cambien los subtipos.</text:p>
      <text:p text:style-name="Text_20_body">¿Qué pasa si los especiales tienen diferentes cantidades?</text:p>
      <text:p text:style-name="Text_20_body">XCSP [1...10 <text:span text:style-name="T1">11 ..especiales.. 18</text:span> ]</text:p>
      <text:p text:style-name="Text_20_body">La demanda de 11 a 18 puede cambiar. Si una secuencia satisface cualquier distribución de especiales: secuencia robust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8:47:04.358622832</meta:creation-date>
    <dc:date>2015-10-09T09:51:38.904742283</dc:date>
    <meta:editing-duration>P0D</meta:editing-duration>
    <meta:editing-cycles>3</meta:editing-cycles>
    <meta:generator>LibreOffice/4.2.8.2$Linux_X86_64 LibreOffice_project/420$Build-2</meta:generator>
    <meta:document-statistic meta:table-count="0" meta:image-count="0" meta:object-count="0" meta:page-count="1" meta:paragraph-count="15" meta:word-count="160" meta:character-count="978" meta:non-whitespace-character-count="836"/>
  </office:meta>
</office:document-meta>
</file>